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)</text:p>
      <text:p text:style-name="Standard">Turoszów, Bełchatów</text:p>
      <text:p text:style-name="Standard">2)</text:p>
      <text:p text:style-name="Standard">Olkusz, zawiercie </text:p>
      <text:p text:style-name="Standard">3)</text:p>
      <text:p text:style-name="Standard">ropa naftowa </text:p>
      <text:p text:style-name="Standard">4)</text:p>
      <text:p text:style-name="Standard">Gaz ziemny </text:p>
      <text:p text:style-name="Standard">5)</text:p>
      <text:p text:style-name="Standard">Polkowice </text:p>
      <text:p text:style-name="Standard">6)</text:p>
      <text:p text:style-name="Standard">Podgórze sudeckie </text:p>
      <text:p text:style-name="Standard">7)</text:p>
      <text:p text:style-name="Standard">w okregu Wałbrzych- Stanisławów </text:p>
      <text:p text:style-name="Standard">8)</text:p>
      <text:p text:style-name="Standard">sól kamienną</text:p>
      <text:p text:style-name="Standard">9)</text:p>
      <text:p text:style-name="Standard">węgiel kamienn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3-25T13:57:38.81</meta:creation-date>
    <meta:document-statistic meta:table-count="0" meta:image-count="0" meta:object-count="0" meta:page-count="1" meta:paragraph-count="18" meta:word-count="28" meta:character-count="167"/>
    <dc:date>2020-03-25T14:15:03.96</dc:date>
    <meta:editing-duration>PT2M14S</meta:editing-duration>
    <meta:editing-cycles>1</meta:editing-cycles>
    <meta:generator>OpenOffice.org/3.3$Win32 OpenOffice.org_project/330m20$Build-9567</meta:generator>
  </office:meta>
</office:document-meta>
</file>